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6.91mm"/>
    </style:style>
    <style:style style:name="co9" style:family="table-column">
      <style:table-column-properties fo:break-before="auto" style:column-width="2.96mm"/>
    </style:style>
    <style:style style:name="co10" style:family="table-column">
      <style:table-column-properties fo:break-before="auto" style:column-width="31.43mm"/>
    </style:style>
    <style:style style:name="co11" style:family="table-column">
      <style:table-column-properties fo:break-before="auto" style:column-width="4.2mm"/>
    </style:style>
    <style:style style:name="co12" style:family="table-column">
      <style:table-column-properties fo:break-before="auto" style:column-width="6.17mm"/>
    </style:style>
    <style:style style:name="co13" style:family="table-column">
      <style:table-column-properties fo:break-before="auto" style:column-width="9.24mm"/>
    </style:style>
    <style:style style:name="co14" style:family="table-column">
      <style:table-column-properties fo:break-before="auto" style:column-width="84.42mm"/>
    </style:style>
    <style:style style:name="co15" style:family="table-column">
      <style:table-column-properties fo:break-before="auto" style:column-width="5.43mm"/>
    </style:style>
    <style:style style:name="co16" style:family="table-column">
      <style:table-column-properties fo:break-before="auto" style:column-width="17.64mm"/>
    </style:style>
    <style:style style:name="co17" style:family="table-column">
      <style:table-column-properties fo:break-before="auto" style:column-width="10.5mm"/>
    </style:style>
    <style:style style:name="co18" style:family="table-column">
      <style:table-column-properties fo:break-before="auto" style:column-width="12.88mm"/>
    </style:style>
    <style:style style:name="co19" style:family="table-column">
      <style:table-column-properties fo:break-before="auto" style:column-width="1.99mm"/>
    </style:style>
    <style:style style:name="co20" style:family="table-column">
      <style:table-column-properties fo:break-before="auto" style:column-width="38.63mm"/>
    </style:style>
    <style:style style:name="co21" style:family="table-column">
      <style:table-column-properties fo:break-before="auto" style:column-width="22.52mm"/>
    </style:style>
    <style:style style:name="co22" style:family="table-column">
      <style:table-column-properties fo:break-before="auto" style:column-width="26.49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30.71mm"/>
    </style:style>
    <style:style style:name="co25" style:family="table-column">
      <style:table-column-properties fo:break-before="auto" style:column-width="34.17mm"/>
    </style:style>
    <style:style style:name="co26" style:family="table-column">
      <style:table-column-properties fo:break-before="auto" style:column-width="4.69mm"/>
    </style:style>
    <style:style style:name="co27" style:family="table-column">
      <style:table-column-properties fo:break-before="auto" style:column-width="25.01mm"/>
    </style:style>
    <style:style style:name="co28" style:family="table-column">
      <style:table-column-properties fo:break-before="auto" style:column-width="27.48mm"/>
    </style:style>
    <style:style style:name="co29" style:family="table-column">
      <style:table-column-properties fo:break-before="auto" style:column-width="25.59mm"/>
    </style:style>
    <style:style style:name="co30" style:family="table-column">
      <style:table-column-properties fo:break-before="auto" style:column-width="3.19mm"/>
    </style:style>
    <style:style style:name="co31" style:family="table-column">
      <style:table-column-properties fo:break-before="auto" style:column-width="30.94mm"/>
    </style:style>
    <style:style style:name="co32" style:family="table-column">
      <style:table-column-properties fo:break-before="auto" style:column-width="23.95mm"/>
    </style:style>
    <style:style style:name="co33" style:family="table-column">
      <style:table-column-properties fo:break-before="auto" style:column-width="22.05mm"/>
    </style:style>
    <style:style style:name="co34" style:family="table-column">
      <style:table-column-properties fo:break-before="auto" style:column-width="15.79mm"/>
    </style:style>
    <style:style style:name="co35" style:family="table-column">
      <style:table-column-properties fo:break-before="auto" style:column-width="31.31mm"/>
    </style:style>
    <style:style style:name="co36" style:family="table-column">
      <style:table-column-properties fo:break-before="auto" style:column-width="39.6mm"/>
    </style:style>
    <style:style style:name="co37" style:family="table-column">
      <style:table-column-properties fo:break-before="auto" style:column-width="19.6mm"/>
    </style:style>
    <style:style style:name="co38" style:family="table-column">
      <style:table-column-properties fo:break-before="auto" style:column-width="48.19mm"/>
    </style:style>
    <style:style style:name="co39" style:family="table-column">
      <style:table-column-properties fo:break-before="auto" style:column-width="68.81mm"/>
    </style:style>
    <style:style style:name="co40" style:family="table-column">
      <style:table-column-properties fo:break-before="auto" style:column-width="13.6mm"/>
    </style:style>
    <style:style style:name="co41" style:family="table-column">
      <style:table-column-properties fo:break-before="auto" style:column-width="9.65mm"/>
    </style:style>
    <style:style style:name="co42" style:family="table-column">
      <style:table-column-properties fo:break-before="auto" style:column-width="8.91mm"/>
    </style:style>
    <style:style style:name="co43" style:family="table-column">
      <style:table-column-properties fo:break-before="auto" style:column-width="9.15mm"/>
    </style:style>
    <style:style style:name="co44" style:family="table-column">
      <style:table-column-properties fo:break-before="auto" style:column-width="10.64mm"/>
    </style:style>
    <style:style style:name="co45" style:family="table-column">
      <style:table-column-properties fo:break-before="auto" style:column-width="23.14mm"/>
    </style:style>
    <style:style style:name="co46" style:family="table-column">
      <style:table-column-properties fo:break-before="auto" style:column-width="27.76mm"/>
    </style:style>
    <style:style style:name="co47" style:family="table-column">
      <style:table-column-properties fo:break-before="auto" style:column-width="70.31mm"/>
    </style:style>
    <style:style style:name="co48" style:family="table-column">
      <style:table-column-properties fo:break-before="auto" style:column-width="143.58mm"/>
    </style:style>
    <style:style style:name="co49" style:family="table-column">
      <style:table-column-properties fo:break-before="auto" style:column-width="27.71mm"/>
    </style:style>
    <style:style style:name="co50" style:family="table-column">
      <style:table-column-properties fo:break-before="auto" style:column-width="51.24mm"/>
    </style:style>
    <style:style style:name="co51" style:family="table-column">
      <style:table-column-properties fo:break-before="auto" style:column-width="41.33mm"/>
    </style:style>
    <style:style style:name="co52" style:family="table-column">
      <style:table-column-properties fo:break-before="auto" style:column-width="22.03mm"/>
    </style:style>
    <style:style style:name="co53" style:family="table-column">
      <style:table-column-properties fo:break-before="auto" style:column-width="35.9mm"/>
    </style:style>
    <style:style style:name="co54" style:family="table-column">
      <style:table-column-properties fo:break-before="auto" style:column-width="76.5mm"/>
    </style:style>
    <style:style style:name="co55" style:family="table-column">
      <style:table-column-properties fo:break-before="auto" style:column-width="33.66mm"/>
    </style:style>
    <style:style style:name="co56" style:family="table-column">
      <style:table-column-properties fo:break-before="auto" style:column-width="25.86mm"/>
    </style:style>
    <style:style style:name="co57" style:family="table-column">
      <style:table-column-properties fo:break-before="auto" style:column-width="47.27mm"/>
    </style:style>
    <style:style style:name="co58" style:family="table-column">
      <style:table-column-properties fo:break-before="auto" style:column-width="54.95mm"/>
    </style:style>
    <style:style style:name="co59" style:family="table-column">
      <style:table-column-properties fo:break-before="auto" style:column-width="18.56mm"/>
    </style:style>
    <style:style style:name="co60" style:family="table-column">
      <style:table-column-properties fo:break-before="auto" style:column-width="3.7mm"/>
    </style:style>
    <style:style style:name="co61" style:family="table-column">
      <style:table-column-properties fo:break-before="auto" style:column-width="8.66mm"/>
    </style:style>
    <style:style style:name="co62" style:family="table-column">
      <style:table-column-properties fo:break-before="auto" style:column-width="21.29mm"/>
    </style:style>
    <style:style style:name="co63" style:family="table-column">
      <style:table-column-properties fo:break-before="auto" style:column-width="29.46mm"/>
    </style:style>
    <style:style style:name="co64" style:family="table-column">
      <style:table-column-properties fo:break-before="auto" style:column-width="35.4mm"/>
    </style:style>
    <style:style style:name="co65" style:family="table-column">
      <style:table-column-properties fo:break-before="auto" style:column-width="3.21mm"/>
    </style:style>
    <style:style style:name="co66" style:family="table-column">
      <style:table-column-properties fo:break-before="auto" style:column-width="26.48mm"/>
    </style:style>
    <style:style style:name="co67" style:family="table-column">
      <style:table-column-properties fo:break-before="auto" style:column-width="32.67mm"/>
    </style:style>
    <style:style style:name="co68" style:family="table-column">
      <style:table-column-properties fo:break-before="auto" style:column-width="14.61mm"/>
    </style:style>
    <style:style style:name="co69" style:family="table-column">
      <style:table-column-properties fo:break-before="auto" style:column-width="30.44mm"/>
    </style:style>
    <style:style style:name="co70" style:family="table-column">
      <style:table-column-properties fo:break-before="auto" style:column-width="29.26mm"/>
    </style:style>
    <style:style style:name="co71" style:family="table-column">
      <style:table-column-properties fo:break-before="auto" style:column-width="28.13mm"/>
    </style:style>
    <style:style style:name="co72" style:family="table-column">
      <style:table-column-properties fo:break-before="auto" style:column-width="14.98mm"/>
    </style:style>
    <style:style style:name="co73" style:family="table-column">
      <style:table-column-properties fo:break-before="auto" style:column-width="18.06mm"/>
    </style:style>
    <style:style style:name="co74" style:family="table-column">
      <style:table-column-properties fo:break-before="auto" style:column-width="2.47mm"/>
    </style:style>
    <style:style style:name="co75" style:family="table-column">
      <style:table-column-properties fo:break-before="auto" style:column-width="36.14mm"/>
    </style:style>
    <style:style style:name="co76" style:family="table-column">
      <style:table-column-properties fo:break-before="auto" style:column-width="8.17mm"/>
    </style:style>
    <style:style style:name="co77" style:family="table-column">
      <style:table-column-properties fo:break-before="auto" style:column-width="3.81mm"/>
    </style:style>
    <style:style style:name="co78" style:family="table-column">
      <style:table-column-properties fo:break-before="auto" style:column-width="17.57mm"/>
    </style:style>
    <style:style style:name="co79" style:family="table-column">
      <style:table-column-properties fo:break-before="auto" style:column-width="21.33mm"/>
    </style:style>
    <style:style style:name="co80" style:family="table-column">
      <style:table-column-properties fo:break-before="auto" style:column-width="17.92mm"/>
    </style:style>
    <style:style style:name="co81" style:family="table-column">
      <style:table-column-properties fo:break-before="auto" style:column-width="16.33mm"/>
    </style:style>
    <style:style style:name="co82" style:family="table-column">
      <style:table-column-properties fo:break-before="auto" style:column-width="4.89mm"/>
    </style:style>
    <style:style style:name="co83" style:family="table-column">
      <style:table-column-properties fo:break-before="auto" style:column-width="5.2mm"/>
    </style:style>
    <style:style style:name="co84" style:family="table-column">
      <style:table-column-properties fo:break-before="auto" style:column-width="49.51mm"/>
    </style:style>
    <style:style style:name="co85" style:family="table-column">
      <style:table-column-properties fo:break-before="auto" style:column-width="57.43mm"/>
    </style:style>
    <style:style style:name="co86" style:family="table-column">
      <style:table-column-properties fo:break-before="auto" style:column-width="55.44mm"/>
    </style:style>
    <style:style style:name="co87" style:family="table-column">
      <style:table-column-properties fo:break-before="auto" style:column-width="25.05mm"/>
    </style:style>
    <style:style style:name="co88" style:family="table-column">
      <style:table-column-properties fo:break-before="auto" style:column-width="40.09mm"/>
    </style:style>
    <style:style style:name="co89" style:family="table-column">
      <style:table-column-properties fo:break-before="auto" style:column-width="83.33mm"/>
    </style:style>
    <style:style style:name="co90" style:family="table-column">
      <style:table-column-properties fo:break-before="auto" style:column-width="40.57mm"/>
    </style:style>
    <style:style style:name="co91" style:family="table-column">
      <style:table-column-properties fo:break-before="auto" style:column-width="6.26mm"/>
    </style:style>
    <style:style style:name="co92" style:family="table-column">
      <style:table-column-properties fo:break-before="auto" style:column-width="27.5mm"/>
    </style:style>
    <style:style style:name="co93" style:family="table-column">
      <style:table-column-properties fo:break-before="auto" style:column-width="41.93mm"/>
    </style:style>
    <style:style style:name="co94" style:family="table-column">
      <style:table-column-properties fo:break-before="auto" style:column-width="5.72mm"/>
    </style:style>
    <style:style style:name="co95" style:family="table-column">
      <style:table-column-properties fo:break-before="auto" style:column-width="46.02mm"/>
    </style:style>
    <style:style style:name="co96" style:family="table-column">
      <style:table-column-properties fo:break-before="auto" style:column-width="6.53mm"/>
    </style:style>
    <style:style style:name="co97" style:family="table-column">
      <style:table-column-properties fo:break-before="auto" style:column-width="36.76mm"/>
    </style:style>
    <style:style style:name="co98" style:family="table-column">
      <style:table-column-properties fo:break-before="auto" style:column-width="50.38mm"/>
    </style:style>
    <style:style style:name="co99" style:family="table-column">
      <style:table-column-properties fo:break-before="auto" style:column-width="4.99mm"/>
    </style:style>
    <style:style style:name="co100" style:family="table-column">
      <style:table-column-properties fo:break-before="auto" style:column-width="32.91mm"/>
    </style:style>
    <style:style style:name="co101" style:family="table-column">
      <style:table-column-properties fo:break-before="auto" style:column-width="29.7mm"/>
    </style:style>
    <style:style style:name="co102" style:family="table-column">
      <style:table-column-properties fo:break-before="auto" style:column-width="69.43mm"/>
    </style:style>
    <style:style style:name="co103" style:family="table-column">
      <style:table-column-properties fo:break-before="auto" style:column-width="61.63mm"/>
    </style:style>
    <style:style style:name="co104" style:family="table-column">
      <style:table-column-properties fo:break-before="auto" style:column-width="56.94mm"/>
    </style:style>
    <style:style style:name="co105" style:family="table-column">
      <style:table-column-properties fo:break-before="auto" style:column-width="52.97mm"/>
    </style:style>
    <style:style style:name="co106" style:family="table-column">
      <style:table-column-properties fo:break-before="auto" style:column-width="34.64mm"/>
    </style:style>
    <style:style style:name="co107" style:family="table-column">
      <style:table-column-properties fo:break-before="auto" style:column-width="26.95mm"/>
    </style:style>
    <style:style style:name="co108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transparent"/>
      <style:text-properties style:font-name="FreeMono"/>
    </style:style>
    <style:style style:name="ce4" style:family="table-cell" style:parent-style-name="Default">
      <style:table-cell-properties fo:background-color="#dddddd"/>
      <style:text-properties fo:color="#ce181e" style:font-name="FreeMono"/>
    </style:style>
    <style:style style:name="ce6" style:family="table-cell" style:parent-style-name="Default">
      <style:table-cell-properties fo:background-color="transparent"/>
      <style:text-properties fo:color="#ce181e" style:font-name="Free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9" style:family="table-cell" style:parent-style-name="Default">
      <style:table-cell-properties fo:background-color="transparent"/>
      <style:text-properties style:use-window-font-color="true" style:font-name="FreeMono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10" style:family="table-cell" style:parent-style-name="Default">
      <style:text-properties style:font-name="FreeMono" fo:font-weight="bold" style:font-weight-asian="bold" style:font-weight-complex="bold"/>
    </style:style>
    <style:style style:name="ce11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FreeMono" fo:font-weight="normal" style:font-weight-asian="normal" style:font-weight-complex="normal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1" style:family="table-cell" style:parent-style-name="Default" style:data-style-name="N100">
      <style:text-properties style:font-name="FreeMono"/>
    </style:style>
    <style:style style:name="ce262" style:family="table-cell" style:parent-style-name="Default" style:data-style-name="N100">
      <style:text-properties fo:color="#009900" style:font-name="FreeMono"/>
    </style:style>
    <style:style style:name="ce26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40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286" style:family="table-cell" style:parent-style-name="Default">
      <style:text-properties style:font-name="Liberation Serif" fo:font-weight="bold" style:font-weight-asian="bold" style:font-weight-complex="bold"/>
    </style:style>
    <style:style style:name="ce287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89" style:family="table-cell" style:parent-style-name="Default">
      <style:table-cell-properties fo:background-color="#cccccc"/>
      <style:text-properties style:font-name="Liberation Serif"/>
    </style:style>
    <style:style style:name="ce27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9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9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>
      <style:text-properties fo:color="#000000" style:font-name="Liberation Serif"/>
    </style:style>
    <style:style style:name="ce292" style:family="table-cell" style:parent-style-name="Default">
      <style:text-properties fo:color="#ff0000" style:font-name="Liberation Serif"/>
    </style:style>
    <style:style style:name="ce294" style:family="table-cell" style:parent-style-name="Default">
      <style:text-properties fo:color="#009900" style:font-name="Liberation Serif"/>
    </style:style>
    <style:style style:name="ce295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97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98" style:family="table-cell" style:parent-style-name="Default">
      <style:text-properties style:font-name="Liberation Serif" fo:font-weight="normal" style:font-weight-asian="normal" style:font-weight-complex="normal"/>
    </style:style>
    <style:style style:name="ce299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cccccc"/>
      <style:text-properties fo:color="#000000" style:font-name="Liberation Serif"/>
    </style:style>
    <style:style style:name="ce3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30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31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5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15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1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19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3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41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Copy Buildroot images to dctab folder</text:p>
          </table:table-cell>
          <table:table-cell table:style-name="ce2" table:number-columns-repeated="1022"/>
        </table:table-row>
        <table:table-row table:style-name="ro1">
          <table:table-cell table:style-name="ce3"/>
          <table:table-cell table:style-name="ce6"/>
          <table:table-cell table:style-name="ce3" office:value-type="string" calcext:value-type="string">
            <text:p>For the “full” build</text:p>
          </table:table-cell>
          <table:table-cell table:style-name="ce3" table:number-columns-repeated="9"/>
          <table:table-cell office:value-type="string" calcext:value-type="string">
            <text:p>overwrites any existing image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0" office:value-type="string" calcext:value-type="string">
            <text:p>cp /dvl/buildroot/output/images/rootfs.cpio /tks/dctab/br_out-full.cpio</text:p>
          </table:table-cell>
          <table:table-cell table:style-name="ce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3" office:value-type="string" calcext:value-type="string">
            <text:p>For the “skeleton” build</text:p>
          </table:table-cell>
          <table:table-cell table:style-name="ce3" table:number-columns-repeated="1021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0" office:value-type="string" calcext:value-type="string">
            <text:p>cp /dvl/buildroot/output/images/rootfs.cpio /tks/dctab/br_out-skel.cpio</text:p>
          </table:table-cell>
          <table:table-cell table:style-name="ce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Extract for “early userspace”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xtract the image in its (clean) directory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cd /tks/dctab/rootfs-ske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sudo cpio --extract --make-directories --format=newc --file=/tks/dctab/br_out-skel.cpio --no-absolute-filenam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Extract for “late userspace”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xtract the image in its (clean) directory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cd /tks/dctab/br_out-ful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sudo cpio --extract --make-directories --format=newc --file=/tks/dctab/br_out-full.cpio --no-absolute-filenam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Clean all directories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cd /tks/dctab/rootfs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cd /tks/dctab/rootfs_usr &amp;&amp; sudo rm -rf *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Pre-populate “rootfs” from the full image</text:p>
          </table:table-cell>
          <table:table-cell table:style-name="ce2" table:number-columns-repeated="1022"/>
        </table:table-row>
        <table:table-row table:style-name="ro1">
          <table:table-cell table:number-columns-repeated="4"/>
          <table:table-cell table:style-name="ce11" office:value-type="string" calcext:value-type="string">
            <text:p><text:span text:style-name="T1">cd /tks/dctab/rootfs &amp;&amp; </text:span>sudo cpio --extract --make-directories --format=newc --file=/tks/dctab/br_out-full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ev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media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mn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op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proc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oo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un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sys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tmp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var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init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lib32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usr/</text:p>
          </table:table-cell>
          <table:table-cell/>
          <table:table-cell office:value-type="string" calcext:value-type="string">
            <text:p>sudo mv /tks/dctab/rootfs/usr/* /tks/dctab/rootfs_usr</text:p>
          </table:table-cell>
          <table:table-cell table:number-columns-repeated="6"/>
          <table:table-cell office:value-type="string" calcext:value-type="string">
            <text:p>Move the contents to “rootfs_usr/”</text:p>
          </table:table-cell>
          <table:table-cell table:number-columns-repeated="3"/>
          <table:table-cell office:value-type="string" calcext:value-type="string">
            <text:p>(we need the empty dir as a mount point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5"/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3"/>
          <table:table-cell table:style-name="ce25" office:value-type="string" calcext:value-type="string">
            <text:p>lib/</text:p>
          </table:table-cell>
          <table:table-cell/>
          <table:table-cell office:value-type="string" calcext:value-type="string">
            <text:p>sudo mv /tks/dctab/rootfs/lib/* /tks/dctab/rootfs_usr/lib</text:p>
          </table:table-cell>
          <table:table-cell table:number-columns-repeated="6"/>
          <table:table-cell office:value-type="string" calcext:value-type="string">
            <text:p>Move the contents to “rootfs_usr/lib/”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5"/>
          <table:table-cell/>
          <table:table-cell office:value-type="string" calcext:value-type="string">
            <text:p>sudo rm -rf lib</text:p>
          </table:table-cell>
          <table:table-cell table:number-columns-repeated="6"/>
          <table:table-cell office:value-type="string" calcext:value-type="string">
            <text:p>Turn 'lib/' into a symlink to 'usr/lib/'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5"/>
          <table:table-cell/>
          <table:table-cell office:value-type="string" calcext:value-type="string">
            <text:p>sudo ln -sf usr/lib 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etc/</text:p>
          </table:table-cell>
          <table:table-cell table:number-columns-repeated="8"/>
          <table:table-cell office:value-type="string" calcext:value-type="string">
            <text:p>Edit the files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sbin/</text:p>
          </table:table-cell>
          <table:table-cell table:number-columns-repeated="8"/>
          <table:table-cell office:value-type="string" calcext:value-type="string">
            <text:p>Move the executables that comes from “full” to usr/sbin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table:style-name="ce8"/>
          <table:table-cell table:number-columns-repeated="9"/>
          <table:table-cell office:value-type="string" calcext:value-type="string">
            <text:p>and put symlinks to them in he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office:value-type="string" calcext:value-type="string">
            <text:p>Put symlinks to busybox applets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add-shell /tks/dctab/rootfs_usr/sbin</text:p>
          </table:table-cell>
          <table:table-cell table:number-columns-repeated="4"/>
          <table:table-cell office:value-type="string" calcext:value-type="string">
            <text:p>sudo ln -s ../usr/sbin/add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badblocks /tks/dctab/rootfs_usr/sbin</text:p>
          </table:table-cell>
          <table:table-cell table:number-columns-repeated="4"/>
          <table:table-cell office:value-type="string" calcext:value-type="string">
            <text:p>sudo ln -s ../usr/sbin/badblo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blkdiscard /tks/dctab/rootfs_usr/sbin</text:p>
          </table:table-cell>
          <table:table-cell table:number-columns-repeated="4"/>
          <table:table-cell office:value-type="string" calcext:value-type="string">
            <text:p>sudo ln -s ../usr/sbin/blkdiscar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blkid /tks/dctab/rootfs_usr/sbin</text:p>
          </table:table-cell>
          <table:table-cell table:number-columns-repeated="4"/>
          <table:table-cell office:value-type="string" calcext:value-type="string">
            <text:p>sudo ln -s ../usr/sbin/blki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blkzone /tks/dctab/rootfs_usr/sbin</text:p>
          </table:table-cell>
          <table:table-cell table:number-columns-repeated="4"/>
          <table:table-cell office:value-type="string" calcext:value-type="string">
            <text:p>sudo ln -s ../usr/sbin/blkzon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blockdev /tks/dctab/rootfs_usr/sbin</text:p>
          </table:table-cell>
          <table:table-cell table:number-columns-repeated="4"/>
          <table:table-cell office:value-type="string" calcext:value-type="string">
            <text:p>sudo ln -s ../usr/sbin/blockdev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bridge /tks/dctab/rootfs_usr/sbin</text:p>
          </table:table-cell>
          <table:table-cell table:number-columns-repeated="4"/>
          <table:table-cell office:value-type="string" calcext:value-type="string">
            <text:p>sudo ln -s ../usr/sbin/bridg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cfdisk /tks/dctab/rootfs_usr/sbin</text:p>
          </table:table-cell>
          <table:table-cell table:number-columns-repeated="4"/>
          <table:table-cell office:value-type="string" calcext:value-type="string">
            <text:p>sudo ln -s ../usr/sbin/cfdis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chcpu /tks/dctab/rootfs_usr/sbin</text:p>
          </table:table-cell>
          <table:table-cell table:number-columns-repeated="4"/>
          <table:table-cell office:value-type="string" calcext:value-type="string">
            <text:p>sudo ln -s ../usr/sbin/chcp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ctrlaltdel /tks/dctab/rootfs_usr/sbin</text:p>
          </table:table-cell>
          <table:table-cell table:number-columns-repeated="4"/>
          <table:table-cell office:value-type="string" calcext:value-type="string">
            <text:p>sudo ln -s ../usr/sbin/ctrlaltd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lnstat ct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dumpe2fs /tks/dctab/rootfs_usr/sbin</text:p>
          </table:table-cell>
          <table:table-cell table:number-columns-repeated="4"/>
          <table:table-cell office:value-type="string" calcext:value-type="string">
            <text:p>sudo ln -s ../usr/sbin/dumpe2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e2freefrag /tks/dctab/rootfs_usr/sbin</text:p>
          </table:table-cell>
          <table:table-cell table:number-columns-repeated="4"/>
          <table:table-cell office:value-type="string" calcext:value-type="string">
            <text:p>sudo ln -s ../usr/sbin/e2freefra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e2fsck /tks/dctab/rootfs_usr/sbin</text:p>
          </table:table-cell>
          <table:table-cell table:number-columns-repeated="4"/>
          <table:table-cell office:value-type="string" calcext:value-type="string">
            <text:p>sudo ln -s ../usr/sbin/e2fs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tune2fs e2lab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dumpe2fs e2mmpstatu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e2undo /tks/dctab/rootfs_usr/sbin</text:p>
          </table:table-cell>
          <table:table-cell table:number-columns-repeated="4"/>
          <table:table-cell office:value-type="string" calcext:value-type="string">
            <text:p>sudo ln -s ../usr/sbin/e2undo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e4crypt /tks/dctab/rootfs_usr/sbin</text:p>
          </table:table-cell>
          <table:table-cell table:number-columns-repeated="4"/>
          <table:table-cell office:value-type="string" calcext:value-type="string">
            <text:p>sudo ln -s ../usr/sbin/e4cryp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fdisk /tks/dctab/rootfs_usr/sbin</text:p>
          </table:table-cell>
          <table:table-cell table:number-columns-repeated="4"/>
          <table:table-cell office:value-type="string" calcext:value-type="string">
            <text:p>sudo ln -s ../usr/sbin/fdis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filefrag /tks/dctab/rootfs_usr/sbin</text:p>
          </table:table-cell>
          <table:table-cell table:number-columns-repeated="4"/>
          <table:table-cell office:value-type="string" calcext:value-type="string">
            <text:p>sudo ln -s ../usr/sbin/filefra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findfs /tks/dctab/rootfs_usr/sbin</text:p>
          </table:table-cell>
          <table:table-cell table:number-columns-repeated="4"/>
          <table:table-cell office:value-type="string" calcext:value-type="string">
            <text:p>sudo ln -s ../usr/sbin/find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fsck /tks/dctab/rootfs_usr/sbin</text:p>
          </table:table-cell>
          <table:table-cell table:number-columns-repeated="4"/>
          <table:table-cell office:value-type="string" calcext:value-type="string">
            <text:p>sudo ln -s ../bin/busybox fs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e2fsck fsck.ext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e2fsck fsck.ext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e2fsck fsck.ext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fsfreeze /tks/dctab/rootfs_usr/sbin</text:p>
          </table:table-cell>
          <table:table-cell table:number-columns-repeated="4"/>
          <table:table-cell office:value-type="string" calcext:value-type="string">
            <text:p>sudo ln -s ../usr/sbin/fsfreez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fstrim /tks/dctab/rootfs_usr/sbin</text:p>
          </table:table-cell>
          <table:table-cell table:number-columns-repeated="4"/>
          <table:table-cell office:value-type="string" calcext:value-type="string">
            <text:p>sudo ln -s ../usr/sbin/fstrim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genl /tks/dctab/rootfs_usr/sbin</text:p>
          </table:table-cell>
          <table:table-cell table:number-columns-repeated="4"/>
          <table:table-cell office:value-type="string" calcext:value-type="string">
            <text:p>sudo ln -s ../usr/sbin/gen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 ../bin/busybox get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halt /tks/dctab/rootfs_usr/sbin</text:p>
          </table:table-cell>
          <table:table-cell table:number-columns-repeated="4"/>
          <table:table-cell office:value-type="string" calcext:value-type="string">
            <text:p>sudo ln -s ../usr/sbin/hal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hwclock /tks/dctab/rootfs_usr/sbin</text:p>
          </table:table-cell>
          <table:table-cell table:number-columns-repeated="4"/>
          <table:table-cell office:value-type="string" calcext:value-type="string">
            <text:p>sudo ln -s ../usr/sbin/hwclo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ifcfg /tks/dctab/rootfs_usr/sbin</text:p>
          </table:table-cell>
          <table:table-cell table:number-columns-repeated="4"/>
          <table:table-cell office:value-type="string" calcext:value-type="string">
            <text:p>sudo ln -s ../usr/sbin/ifcf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ifup ifdow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ifup ifquer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ifstat /tks/dctab/rootfs_usr/sbin</text:p>
          </table:table-cell>
          <table:table-cell table:number-columns-repeated="4"/>
          <table:table-cell office:value-type="string" calcext:value-type="string">
            <text:p>sudo ln -s ../usr/sbin/if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ifup /tks/dctab/rootfs_usr/sbin</text:p>
          </table:table-cell>
          <table:table-cell table:number-columns-repeated="4"/>
          <table:table-cell office:value-type="string" calcext:value-type="string">
            <text:p>sudo ln -s ../usr/sbin/ifu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bin/busybox ini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installkernel /tks/dctab/rootfs_usr/sbin</text:p>
          </table:table-cell>
          <table:table-cell table:number-columns-repeated="4"/>
          <table:table-cell office:value-type="string" calcext:value-type="string">
            <text:p>sudo ln -s ../usr/sbin/installkern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ip /tks/dctab/rootfs_usr/sbin</text:p>
          </table:table-cell>
          <table:table-cell table:number-columns-repeated="4"/>
          <table:table-cell office:value-type="string" calcext:value-type="string">
            <text:p>sudo ln -s ../usr/sbin/i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killall5 /tks/dctab/rootfs_usr/sbin</text:p>
          </table:table-cell>
          <table:table-cell table:number-columns-repeated="4"/>
          <table:table-cell office:value-type="string" calcext:value-type="string">
            <text:p>sudo ln -s ../usr/sbin/killall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lnstat /tks/dctab/rootfs_usr/sbin</text:p>
          </table:table-cell>
          <table:table-cell table:number-columns-repeated="4"/>
          <table:table-cell office:value-type="string" calcext:value-type="string">
            <text:p>sudo ln -s ../usr/sbin/ln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logsave /tks/dctab/rootfs_usr/sbin</text:p>
          </table:table-cell>
          <table:table-cell table:number-columns-repeated="4"/>
          <table:table-cell office:value-type="string" calcext:value-type="string">
            <text:p>sudo ln -s ../usr/sbin/logsav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mke2fs /tks/dctab/rootfs_usr/sbin</text:p>
          </table:table-cell>
          <table:table-cell table:number-columns-repeated="4"/>
          <table:table-cell office:value-type="string" calcext:value-type="string">
            <text:p>sudo ln -s ../usr/sbin/mke2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mkfs /tks/dctab/rootfs_usr/sbin</text:p>
          </table:table-cell>
          <table:table-cell table:number-columns-repeated="4"/>
          <table:table-cell office:value-type="string" calcext:value-type="string">
            <text:p>sudo ln -s ../usr/sbin/mk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mke2fs mkfs.ext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mke2fs mkfs.ext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mke2fs mkfs.ext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mkhomedir_helper /tks/dctab/rootfs_usr/sbin</text:p>
          </table:table-cell>
          <table:table-cell table:number-columns-repeated="4"/>
          <table:table-cell office:value-type="string" calcext:value-type="string">
            <text:p>sudo ln -s ../usr/sbin/mkhomedir_helpe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mklost+found /tks/dctab/rootfs_usr/sbin</text:p>
          </table:table-cell>
          <table:table-cell table:number-columns-repeated="4"/>
          <table:table-cell office:value-type="string" calcext:value-type="string">
            <text:p>sudo ln -s ../usr/sbin/mklost+foun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mkswap /tks/dctab/rootfs_usr/sbin</text:p>
          </table:table-cell>
          <table:table-cell table:number-columns-repeated="4"/>
          <table:table-cell office:value-type="string" calcext:value-type="string">
            <text:p>sudo ln -s ../usr/sbin/mkswa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nstat /tks/dctab/rootfs_usr/sbin</text:p>
          </table:table-cell>
          <table:table-cell table:number-columns-repeated="4"/>
          <table:table-cell office:value-type="string" calcext:value-type="string">
            <text:p>sudo ln -s ../usr/sbin/n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pam_tally /tks/dctab/rootfs_usr/sbin</text:p>
          </table:table-cell>
          <table:table-cell table:number-columns-repeated="4"/>
          <table:table-cell office:value-type="string" calcext:value-type="string">
            <text:p>sudo ln -s ../usr/sbin/pam_tall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pam_tally2 /tks/dctab/rootfs_usr/sbin</text:p>
          </table:table-cell>
          <table:table-cell table:number-columns-repeated="4"/>
          <table:table-cell office:value-type="string" calcext:value-type="string">
            <text:p>sudo ln -s ../usr/sbin/pam_tally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pam_timestamp_check /tks/dctab/rootfs_usr/sbin</text:p>
          </table:table-cell>
          <table:table-cell table:number-columns-repeated="4"/>
          <table:table-cell office:value-type="string" calcext:value-type="string">
            <text:p>sudo ln -s ../usr/sbin/pam_timestamp_che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killall5 pido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halt powerof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halt reboo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remove-shell /tks/dctab/rootfs_usr/sbin</text:p>
          </table:table-cell>
          <table:table-cell table:number-columns-repeated="4"/>
          <table:table-cell office:value-type="string" calcext:value-type="string">
            <text:p>sudo ln -s ../usr/sbin/remove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routef /tks/dctab/rootfs_usr/sbin</text:p>
          </table:table-cell>
          <table:table-cell table:number-columns-repeated="4"/>
          <table:table-cell office:value-type="string" calcext:value-type="string">
            <text:p>sudo ln -s ../usr/sbin/rout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routel /tks/dctab/rootfs_usr/sbin</text:p>
          </table:table-cell>
          <table:table-cell table:number-columns-repeated="4"/>
          <table:table-cell office:value-type="string" calcext:value-type="string">
            <text:p>sudo ln -s ../usr/sbin/rout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rtacct /tks/dctab/rootfs_usr/sbin</text:p>
          </table:table-cell>
          <table:table-cell table:number-columns-repeated="4"/>
          <table:table-cell office:value-type="string" calcext:value-type="string">
            <text:p>sudo ln -s ../usr/sbin/rtacc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rtmon /tks/dctab/rootfs_usr/sbin</text:p>
          </table:table-cell>
          <table:table-cell table:number-columns-repeated="4"/>
          <table:table-cell office:value-type="string" calcext:value-type="string">
            <text:p>sudo ln -s ../usr/sbin/rtm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rtpr /tks/dctab/rootfs_usr/sbin</text:p>
          </table:table-cell>
          <table:table-cell table:number-columns-repeated="4"/>
          <table:table-cell office:value-type="string" calcext:value-type="string">
            <text:p>sudo ln -s ../usr/sbin/rtp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sudo ln -sf ../usr/sbin/lnstat rt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fdisk /tks/dctab/rootfs_usr/sbin</text:p>
          </table:table-cell>
          <table:table-cell table:number-columns-repeated="4"/>
          <table:table-cell office:value-type="string" calcext:value-type="string">
            <text:p>sudo ln -s ../usr/sbin/sfdis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hutdown /tks/dctab/rootfs_usr/sbin</text:p>
          </table:table-cell>
          <table:table-cell table:number-columns-repeated="4"/>
          <table:table-cell office:value-type="string" calcext:value-type="string">
            <text:p>sudo ln -s ../usr/sbin/shutdow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s /tks/dctab/rootfs_usr/sbin</text:p>
          </table:table-cell>
          <table:table-cell table:number-columns-repeated="4"/>
          <table:table-cell office:value-type="string" calcext:value-type="string">
            <text:p>sudo ln -s ../usr/sbin/s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waplabel /tks/dctab/rootfs_usr/sbin</text:p>
          </table:table-cell>
          <table:table-cell table:number-columns-repeated="4"/>
          <table:table-cell office:value-type="string" calcext:value-type="string">
            <text:p>sudo ln -s ../usr/sbin/swaplab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wapoff /tks/dctab/rootfs_usr/sbin</text:p>
          </table:table-cell>
          <table:table-cell table:number-columns-repeated="4"/>
          <table:table-cell office:value-type="string" calcext:value-type="string">
            <text:p>sudo ln -s ../usr/sbin/swapof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wapon /tks/dctab/rootfs_usr/sbin</text:p>
          </table:table-cell>
          <table:table-cell table:number-columns-repeated="4"/>
          <table:table-cell office:value-type="string" calcext:value-type="string">
            <text:p>sudo ln -s ../usr/sbin/swap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sysctl /tks/dctab/rootfs_usr/sbin</text:p>
          </table:table-cell>
          <table:table-cell table:number-columns-repeated="4"/>
          <table:table-cell office:value-type="string" calcext:value-type="string">
            <text:p>sudo ln -s ../usr/sbin/sysct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tc /tks/dctab/rootfs_usr/sbin</text:p>
          </table:table-cell>
          <table:table-cell table:number-columns-repeated="4"/>
          <table:table-cell office:value-type="string" calcext:value-type="string">
            <text:p>sudo ln -s ../usr/sbin/tc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tune2fs /tks/dctab/rootfs_usr/sbin</text:p>
          </table:table-cell>
          <table:table-cell table:number-columns-repeated="4"/>
          <table:table-cell office:value-type="string" calcext:value-type="string">
            <text:p>sudo ln -s ../usr/sbin/tune2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unix_chkpwd /tks/dctab/rootfs_usr/sbin</text:p>
          </table:table-cell>
          <table:table-cell table:number-columns-repeated="4"/>
          <table:table-cell office:value-type="string" calcext:value-type="string">
            <text:p>sudo ln -s ../usr/sbin/unix_chkpw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unix_update /tks/dctab/rootfs_usr/sbin</text:p>
          </table:table-cell>
          <table:table-cell table:number-columns-repeated="4"/>
          <table:table-cell office:value-type="string" calcext:value-type="string">
            <text:p>sudo ln -s ../usr/sbin/unix_updat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sudo mv wipefs /tks/dctab/rootfs_usr/sbin</text:p>
          </table:table-cell>
          <table:table-cell table:number-columns-repeated="4"/>
          <table:table-cell office:value-type="string" calcext:value-type="string">
            <text:p>sudo ln -s ../usr/sbin/wipe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bin/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8"/>
          <table:table-cell office:value-type="string" calcext:value-type="string">
            <text:p>Move the executables that comes from “full” to usr/bin</text:p>
          </table:table-cell>
          <table:table-cell table:number-columns-repeated="1011"/>
        </table:table-row>
        <table:table-row table:style-name="ro1">
          <table:table-cell table:number-columns-repeated="13"/>
          <table:table-cell office:value-type="string" calcext:value-type="string">
            <text:p>and put symlinks to them in her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8"/>
          <table:table-cell office:value-type="string" calcext:value-type="string">
            <text:p>Put symlinks to busybox apple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Create the initramfs list to feed to Linux compilation</text:p>
          </table:table-cell>
          <table:table-cell table:style-name="ce2" table:number-columns-repeated="1022"/>
        </table:table-row>
        <table:table-row table:style-name="ro1">
          <table:table-cell table:number-columns-repeated="4"/>
          <table:table-cell table:style-name="ce10" office:value-type="string" calcext:value-type="string">
            <text:p>/dvl/linux-stable/scripts/gen_initramfs_list.sh -u squash -g squash /tks/dctab/rootfs /tks/dctab/rootfs_etc /tks/dctab/rootfs.list <text:s/>&gt; /tks/dctab/initramfs.lis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 office:value-type="string" calcext:value-type="string">
            <text:p>/dvl/linux-stable/scripts/gen_initramfs_list.sh -u squash -g squash /tks/dctab/rootfs /tks/dctab/rootfs.list <text:s/>&gt; /tks/dctab/initramfs.lis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cd /tks/dctab/rootfs-l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m -rf /tks/dctab/rootfs-li/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cat /dvl/linux-stable_out/usr/initamfs_data.cpio.gz | cpio -i -d -H newc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sudo cpio --extract --make-directories --format=newc --file=/dvl/linux-stable_out/usr/initramfs_data.cpio --no-absolute-filename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keleton</text:p>
          </table:table-cell>
          <table:table-cell table:number-columns-repeated="1011"/>
        </table:table-row>
        <table:table-row table:style-name="ro1">
          <table:table-cell table:number-columns-repeated="13"/>
          <table:table-cell office:value-type="string" calcext:value-type="string">
            <text:p>init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dev managemen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4" table:number-columns-repeated="6" table:default-cell-style-name="ce17"/>
        <table:table-column table:style-name="co11" table:default-cell-style-name="ce17"/>
        <table:table-column table:style-name="co12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3" table:number-columns-repeated="2" table:default-cell-style-name="ce261"/>
        <table:table-column table:style-name="co4" table:default-cell-style-name="ce261"/>
        <table:table-column table:style-name="co14" table:default-cell-style-name="ce261"/>
        <table:table-column table:style-name="co15" table:default-cell-style-name="ce261"/>
        <table:table-column table:style-name="co4" table:number-columns-repeated="14" table:default-cell-style-name="ce261"/>
        <table:table-column table:style-name="co4" table:default-cell-style-name="ce266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4" table:number-columns-repeated="1001" table:default-cell-style-name="ce261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13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 table:number-columns-repeated="13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19" table:default-cell-style-name="ce43"/>
        <table:table-column table:style-name="co4" table:default-cell-style-name="ce41"/>
        <table:table-column table:style-name="co23" table:default-cell-style-name="ce41"/>
        <table:table-column table:style-name="co24" table:default-cell-style-name="ce41"/>
        <table:table-column table:style-name="co19" table:default-cell-style-name="ce43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19" table:default-cell-style-name="ce43"/>
        <table:table-column table:style-name="co28" table:default-cell-style-name="ce41"/>
        <table:table-column table:style-name="co8" table:default-cell-style-name="ce41"/>
        <table:table-column table:style-name="co29" table:default-cell-style-name="ce41"/>
        <table:table-column table:style-name="co19" table:default-cell-style-name="ce44"/>
        <table:table-column table:style-name="co28" table:default-cell-style-name="ce41"/>
        <table:table-column table:style-name="co8" table:default-cell-style-name="ce41"/>
        <table:table-column table:style-name="co29" table:default-cell-style-name="ce41"/>
        <table:table-column table:style-name="co4" table:number-columns-repeated="1001" table:default-cell-style-name="ce41"/>
        <table:table-column table:style-name="co4" table:default-cell-style-name="ce45"/>
        <table:table-column table:style-name="co4" table:default-cell-style-name="ce42"/>
        <table:table-row table:style-name="ro4">
          <table:table-cell table:style-name="ce40" office:value-type="string" calcext:value-type="string">
            <text:p>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bin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rc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hu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table:style-name="ce42" office:value-type="string" calcext:value-type="string">
            <text:p>fbsplash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ischroo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0" table:number-columns-repeated="2" table:default-cell-style-name="ce42"/>
        <table:table-column table:style-name="co31" table:default-cell-style-name="ce42"/>
        <table:table-column table:style-name="co30" table:number-columns-repeated="2" table:default-cell-style-name="ce42"/>
        <table:table-column table:style-name="co32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number-columns-repeated="2" table:default-cell-style-name="ce42"/>
        <table:table-column table:style-name="co30" table:default-cell-style-name="ce297"/>
        <table:table-column table:style-name="co30" table:number-columns-repeated="2" table:default-cell-style-name="ce42"/>
        <table:table-column table:style-name="co36" table:default-cell-style-name="ce42"/>
        <table:table-column table:style-name="co30" table:number-columns-repeated="3" table:default-cell-style-name="ce42"/>
        <table:table-column table:style-name="co37" table:default-cell-style-name="ce42"/>
        <table:table-column table:style-name="co38" table:default-cell-style-name="ce42"/>
        <table:table-column table:style-name="co30" table:number-columns-repeated="3" table:default-cell-style-name="ce42"/>
        <table:table-column table:style-name="co39" table:default-cell-style-name="ce42"/>
        <table:table-column table:style-name="co30" table:number-columns-repeated="3" table:default-cell-style-name="ce42"/>
        <table:table-column table:style-name="co40" table:default-cell-style-name="ce42"/>
        <table:table-column table:style-name="co30" table:number-columns-repeated="3" table:default-cell-style-name="ce42"/>
        <table:table-column table:style-name="co41" table:default-cell-style-name="ce42"/>
        <table:table-column table:style-name="co30" table:number-columns-repeated="3" table:default-cell-style-name="ce42"/>
        <table:table-column table:style-name="co42" table:default-cell-style-name="ce42"/>
        <table:table-column table:style-name="co30" table:number-columns-repeated="3" table:default-cell-style-name="ce42"/>
        <table:table-column table:style-name="co43" table:default-cell-style-name="ce42"/>
        <table:table-column table:style-name="co30" table:number-columns-repeated="3" table:default-cell-style-name="ce42"/>
        <table:table-column table:style-name="co42" table:default-cell-style-name="ce42"/>
        <table:table-column table:style-name="co30" table:number-columns-repeated="3" table:default-cell-style-name="ce42"/>
        <table:table-column table:style-name="co44" table:default-cell-style-name="ce42"/>
        <table:table-column table:style-name="co30" table:default-cell-style-name="ce42"/>
        <table:table-column table:style-name="co30" table:default-cell-style-name="ce280"/>
        <table:table-column table:style-name="co30" table:default-cell-style-name="ce42"/>
        <table:table-column table:style-name="co45" table:default-cell-style-name="ce42"/>
        <table:table-column table:style-name="co46" table:default-cell-style-name="ce42"/>
        <table:table-column table:style-name="co30" table:number-columns-repeated="3" table:default-cell-style-name="ce42"/>
        <table:table-column table:style-name="co4" table:default-cell-style-name="ce42"/>
        <table:table-column table:style-name="co30" table:number-columns-repeated="3" table:default-cell-style-name="ce42"/>
        <table:table-column table:style-name="co4" table:default-cell-style-name="ce42"/>
        <table:table-column table:style-name="co30" table:number-columns-repeated="3" table:default-cell-style-name="ce42"/>
        <table:table-column table:style-name="co4" table:default-cell-style-name="ce42"/>
        <table:table-column table:style-name="co30" table:number-columns-repeated="3" table:default-cell-style-name="ce42"/>
        <table:table-column table:style-name="co4" table:number-columns-repeated="957" table:default-cell-style-name="ce42"/>
        <table:table-row table:style-name="ro4">
          <table:table-cell table:style-name="ce286" office:value-type="string" calcext:value-type="string">
            <text:p>rootfs/</text:p>
          </table:table-cell>
          <table:table-cell table:number-columns-repeated="2"/>
          <table:table-cell table:style-name="ce286" office:value-type="string" calcext:value-type="string">
            <text:p>bin/</text:p>
          </table:table-cell>
          <table:table-cell table:number-columns-repeated="6"/>
          <table:table-cell table:style-name="ce295" office:value-type="string" calcext:value-type="string">
            <text:p>dev/</text:p>
          </table:table-cell>
          <table:table-cell table:number-columns-repeated="3"/>
          <table:table-cell table:style-name="ce286" office:value-type="string" calcext:value-type="string">
            <text:p>etc/</text:p>
          </table:table-cell>
          <table:table-cell table:number-columns-repeated="4"/>
          <table:table-cell table:style-name="ce286" office:value-type="string" calcext:value-type="string">
            <text:p>lib/</text:p>
          </table:table-cell>
          <table:table-cell table:number-columns-repeated="3"/>
          <table:table-cell table:style-name="ce286" office:value-type="string" calcext:value-type="string">
            <text:p>media/</text:p>
          </table:table-cell>
          <table:table-cell table:number-columns-repeated="3"/>
          <table:table-cell table:style-name="ce286" office:value-type="string" calcext:value-type="string">
            <text:p>mnt/</text:p>
          </table:table-cell>
          <table:table-cell table:number-columns-repeated="3"/>
          <table:table-cell table:style-name="ce286" office:value-type="string" calcext:value-type="string">
            <text:p>opt/</text:p>
          </table:table-cell>
          <table:table-cell table:number-columns-repeated="3"/>
          <table:table-cell table:style-name="ce286" office:value-type="string" calcext:value-type="string">
            <text:p>proc/</text:p>
          </table:table-cell>
          <table:table-cell table:number-columns-repeated="3"/>
          <table:table-cell table:style-name="ce286" office:value-type="string" calcext:value-type="string">
            <text:p>root/</text:p>
          </table:table-cell>
          <table:table-cell table:number-columns-repeated="3"/>
          <table:table-cell table:style-name="ce286" office:value-type="string" calcext:value-type="string">
            <text:p>run/</text:p>
          </table:table-cell>
          <table:table-cell table:number-columns-repeated="3"/>
          <table:table-cell table:style-name="ce286" office:value-type="string" calcext:value-type="string">
            <text:p>sbin/</text:p>
          </table:table-cell>
          <table:table-cell table:number-columns-repeated="4"/>
          <table:table-cell table:style-name="ce286" office:value-type="string" calcext:value-type="string">
            <text:p>sys/</text:p>
          </table:table-cell>
          <table:table-cell table:number-columns-repeated="3"/>
          <table:table-cell table:style-name="ce286" office:value-type="string" calcext:value-type="string">
            <text:p>tmp/</text:p>
          </table:table-cell>
          <table:table-cell table:number-columns-repeated="3"/>
          <table:table-cell table:style-name="ce286" office:value-type="string" calcext:value-type="string">
            <text:p>usr/</text:p>
          </table:table-cell>
          <table:table-cell table:number-columns-repeated="3"/>
          <table:table-cell table:style-name="ce286" office:value-type="string" calcext:value-type="string">
            <text:p>var/</text:p>
          </table:table-cell>
          <table:table-cell table:number-columns-repeated="959"/>
        </table:table-row>
        <table:table-row table:style-name="ro6">
          <table:table-cell table:style-name="ce287"/>
          <table:table-cell table:style-name="ce289" table:number-columns-repeated="9"/>
          <table:table-cell table:style-name="ce296"/>
          <table:table-cell table:style-name="ce289" table:number-columns-repeated="37"/>
          <table:table-cell table:style-name="ce300"/>
          <table:table-cell table:style-name="ce289" table:number-columns-repeated="975"/>
        </table:table-row>
        <table:table-row table:style-name="ro4">
          <table:table-cell/>
          <table:table-cell table:style-name="ce279" office:value-type="string" calcext:value-type="string">
            <text:p>bin/</text:p>
          </table:table-cell>
          <table:table-cell table:style-name="ce280"/>
          <table:table-cell/>
          <table:table-cell office:value-type="string" calcext:value-type="string">
            <text:p>arc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86"/>
          <table:table-cell table:number-columns-repeated="3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dev/</text:p>
          </table:table-cell>
          <table:table-cell table:style-name="ce280"/>
          <table:table-cell/>
          <table:table-cell table:style-name="ce292" office:value-type="string" calcext:value-type="string">
            <text:p>busybox</text:p>
          </table:table-cell>
          <table:table-cell table:number-columns-repeated="4"/>
          <table:table-cell table:style-name="ce292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etc/</text:p>
          </table:table-cell>
          <table:table-cell table:style-name="ce280"/>
          <table:table-cell/>
          <table:table-cell office:value-type="string" calcext:value-type="string">
            <text:p>cat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2"/>
          <table:table-cell table:number-columns-repeated="962"/>
        </table:table-row>
        <table:table-row table:style-name="ro4">
          <table:table-cell/>
          <table:table-cell table:style-name="ce290" office:value-type="string" calcext:value-type="string">
            <text:p>init</text:p>
          </table:table-cell>
          <table:table-cell table:style-name="ce280"/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(e2fsprogs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lib/</text:p>
          </table:table-cell>
          <table:table-cell table:style-name="ce280"/>
          <table:table-cell/>
          <table:table-cell office:value-type="string" calcext:value-type="string">
            <text:p>chgr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91" office:value-type="string" calcext:value-type="string">
            <text:p>lib32 -&gt; lib/</text:p>
          </table:table-cell>
          <table:table-cell table:style-name="ce280"/>
          <table:table-cell/>
          <table:table-cell office:value-type="string" calcext:value-type="string">
            <text:p>chm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media/</text:p>
          </table:table-cell>
          <table:table-cell table:style-name="ce280"/>
          <table:table-cell/>
          <table:table-cell office:value-type="string" calcext:value-type="string">
            <text:p>chow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mnt/</text:p>
          </table:table-cell>
          <table:table-cell table:style-name="ce280"/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issue</text:p>
          </table:table-cell>
          <table:table-cell table:number-columns-repeated="22"/>
          <table:table-cell table:style-name="ce286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opt/</text:p>
          </table:table-cell>
          <table:table-cell table:style-name="ce280"/>
          <table:table-cell/>
          <table:table-cell office:value-type="string" calcext:value-type="string">
            <text:p>dat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proc/</text:p>
          </table:table-cell>
          <table:table-cell table:style-name="ce280"/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oot/</text:p>
          </table:table-cell>
          <table:table-cell table:style-name="ce280"/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un/</text:p>
          </table:table-cell>
          <table:table-cell table:style-name="ce280"/>
          <table:table-cell/>
          <table:table-cell office:value-type="string" calcext:value-type="string">
            <text:p>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bin/</text:p>
          </table:table-cell>
          <table:table-cell table:style-name="ce280"/>
          <table:table-cell/>
          <table:table-cell table:style-name="ce280" office:value-type="string" calcext:value-type="string">
            <text:p>dmesg</text:p>
          </table:table-cell>
          <table:table-cell/>
          <table:table-cell office:value-type="string" calcext:value-type="string">
            <text:p>(util-linux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 table:number-columns-repeated="5"/>
          <table:table-cell table:style-name="ce299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ys/</text:p>
          </table:table-cell>
          <table:table-cell table:style-name="ce280"/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tmp/</text:p>
          </table:table-cell>
          <table:table-cell table:style-name="ce280"/>
          <table:table-cell/>
          <table:table-cell table:style-name="ce45" office:value-type="string" calcext:value-type="string">
            <text:p>fals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usr/</text:p>
          </table:table-cell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var/</text:p>
          </table:table-cell>
          <table:table-cell table:style-name="ce280"/>
          <table:table-cell table:number-columns-repeated="6"/>
          <table:table-cell table:style-name="ce292"/>
          <table:table-cell table:number-columns-repeated="5"/>
          <table:table-cell table:style-name="ce29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2"/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9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9"/>
          <table:table-cell table:style-name="ce292"/>
          <table:table-cell table:number-columns-repeated="5"/>
          <table:table-cell table:style-name="ce29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4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table:style-name="ce45" office:value-type="string" calcext:value-type="string">
            <text:p>tru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30" table:number-columns-repeated="2" table:default-cell-style-name="ce305"/>
        <table:table-column table:style-name="co47" table:default-cell-style-name="ce305"/>
        <table:table-column table:style-name="co30" table:number-columns-repeated="3" table:default-cell-style-name="ce305"/>
        <table:table-column table:style-name="co48" table:default-cell-style-name="ce305"/>
        <table:table-column table:style-name="co30" table:number-columns-repeated="3" table:default-cell-style-name="ce305"/>
        <table:table-column table:style-name="co4" table:default-cell-style-name="ce305"/>
        <table:table-column table:style-name="co30" table:number-columns-repeated="3" table:default-cell-style-name="ce305"/>
        <table:table-column table:style-name="co49" table:default-cell-style-name="ce305"/>
        <table:table-column table:style-name="co30" table:number-columns-repeated="3" table:default-cell-style-name="ce305"/>
        <table:table-column table:style-name="co50" table:default-cell-style-name="ce305"/>
        <table:table-column table:style-name="co30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0" table:number-columns-repeated="2" table:default-cell-style-name="ce310"/>
        <table:table-column table:style-name="co51" table:default-cell-style-name="ce310"/>
        <table:table-column table:style-name="co30" table:number-columns-repeated="3" table:default-cell-style-name="ce310"/>
        <table:table-column table:style-name="co52" table:default-cell-style-name="ce310"/>
        <table:table-column table:style-name="co53" table:default-cell-style-name="ce310"/>
        <table:table-column table:style-name="co30" table:default-cell-style-name="ce317"/>
        <table:table-column table:style-name="co30" table:number-columns-repeated="4" table:default-cell-style-name="ce310"/>
        <table:table-column table:style-name="co54" table:default-cell-style-name="ce310"/>
        <table:table-column table:style-name="co30" table:number-columns-repeated="3" table:default-cell-style-name="ce310"/>
        <table:table-column table:style-name="co55" table:default-cell-style-name="ce310"/>
        <table:table-column table:style-name="co30" table:default-cell-style-name="ce317"/>
        <table:table-column table:style-name="co30" table:number-columns-repeated="2" table:default-cell-style-name="ce310"/>
        <table:table-column table:style-name="co56" table:default-cell-style-name="ce310"/>
        <table:table-column table:style-name="co7" table:default-cell-style-name="ce310"/>
        <table:table-column table:style-name="co30" table:default-cell-style-name="ce317"/>
        <table:table-column table:style-name="co30" table:number-columns-repeated="2" table:default-cell-style-name="ce310"/>
        <table:table-column table:style-name="co4" table:number-columns-repeated="954" table:default-cell-style-name="ce310"/>
        <table:table-column table:style-name="co4" table:number-columns-repeated="44" table:default-cell-style-name="ce42"/>
        <table:table-row table:style-name="ro4">
          <table:table-cell table:style-name="ce301" office:value-type="string" calcext:value-type="string">
            <text:p>rootfs/usr/</text:p>
          </table:table-cell>
          <table:table-cell table:number-columns-repeated="2"/>
          <table:table-cell table:style-name="ce301" office:value-type="string" calcext:value-type="string">
            <text:p>bin/</text:p>
          </table:table-cell>
          <table:table-cell table:number-columns-repeated="4"/>
          <table:table-cell table:style-name="ce314" office:value-type="string" calcext:value-type="string">
            <text:p>lib/</text:p>
          </table:table-cell>
          <table:table-cell table:number-columns-repeated="5"/>
          <table:table-cell table:style-name="ce301" office:value-type="string" calcext:value-type="string">
            <text:p>libexec/</text:p>
          </table:table-cell>
          <table:table-cell table:number-columns-repeated="3"/>
          <table:table-cell table:style-name="ce314" office:value-type="string" calcext:value-type="string">
            <text:p>sbin/</text:p>
          </table:table-cell>
          <table:table-cell table:number-columns-repeated="4"/>
          <table:table-cell table:style-name="ce314" office:value-type="string" calcext:value-type="string">
            <text:p>share/</text:p>
          </table:table-cell>
          <table:table-cell table:number-columns-repeated="1000"/>
        </table:table-row>
        <table:table-row table:style-name="ro6">
          <table:table-cell table:style-name="ce309"/>
          <table:table-cell table:style-name="ce311" table:number-columns-repeated="7"/>
          <table:table-cell table:style-name="ce315"/>
          <table:table-cell table:style-name="ce311" table:number-columns-repeated="9"/>
          <table:table-cell table:style-name="ce315"/>
          <table:table-cell table:style-name="ce311" table:number-columns-repeated="4"/>
          <table:table-cell table:style-name="ce315"/>
          <table:table-cell table:style-name="ce311" table:number-columns-repeated="956"/>
          <table:table-cell table:style-name="ce319" table:number-columns-repeated="44"/>
        </table:table-row>
        <table:table-row table:style-name="ro4">
          <table:table-cell table:style-name="ce302"/>
          <table:table-cell table:style-name="ce301" office:value-type="string" calcext:value-type="string">
            <text:p>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 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Core.so.5 -&gt; libQt5Core.so.5.11.1</text:p>
          </table:table-cell>
          <table:table-cell table:style-name="ce302" table:number-columns-repeated="5"/>
          <table:table-cell table:style-name="ce301" office:value-type="string" calcext:value-type="string">
            <text:p>coreutils/</text:p>
          </table:table-cell>
          <table:table-cell table:style-name="ce302" table:number-columns-repeated="2"/>
          <table:table-cell table:style-name="ce318"/>
          <table:table-cell table:style-name="ce285" office:value-type="string" calcext:value-type="string">
            <text:p>addgrou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config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[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Core.so.5.11 -&gt; libQt5Core.so.5.11.1</text:p>
          </table:table-cell>
          <table:table-cell table:style-name="ce302" table:number-columns-repeated="6"/>
          <table:table-cell table:style-name="ce302" office:value-type="string" calcext:value-type="string">
            <text:p>libstdbuf.so</text:p>
          </table:table-cell>
          <table:table-cell table:style-name="ce302"/>
          <table:table-cell table:style-name="ce318"/>
          <table:table-cell table:style-name="ce285" office:value-type="string" calcext:value-type="string">
            <text:p>adduse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s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2" office:value-type="string" calcext:value-type="string">
            <text:p>lib32 -&gt; 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ddr2lin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Core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chroo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exec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r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Network.so.5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eeprog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1" office:value-type="string" calcext:value-type="string">
            <text:p>udhcpc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Network.so.5.11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bset</text:p>
          </table:table-cell>
          <table:table-cell table:style-name="ce285" table:number-columns-repeated="2"/>
          <table:table-cell table:style-name="ce302" office:value-type="string" calcext:value-type="string">
            <text:p>(fbset)</text:p>
          </table:table-cell>
          <table:table-cell table:style-name="ce316"/>
          <table:table-cell table:style-name="ce301" office:value-type="string" calcext:value-type="string">
            <text:p>xml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hare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b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sfreez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zoneinfo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32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-stub-from-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64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etec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Test.so.5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g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++filt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Test.so.5.11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s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h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transfer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k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Xml.so.5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killall5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ldatta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cr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partprob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rm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blkid.so -&gt; ../../lib/libblkid.so.1.1.0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eadprofil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um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expat.so -&gt; libexpat.so.1.6.7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tcwak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m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expat.so.1 -&gt; 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312" office:value-type="string" calcext:value-type="string">
            <text:p><text:s/>coreutil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disk.so -&gt; ../../lib/libfdisk.so.1.1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ontconfig.so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dcmon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dimms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edid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vaio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.6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colo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u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.7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lfedit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nv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 -&gt; libi2c.so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rase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i2c.so.0 -&gt; 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cto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.8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llocat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office:value-type="string" calcext:value-type="string">
            <text:p>(</text:p>
          </table:table-cell>
          <table:table-cell table:style-name="ce302" table:number-columns-repeated="2"/>
          <table:table-cell table:style-name="ce285"/>
          <table:table-cell table:style-name="ce285" office:value-type="string" calcext:value-type="string">
            <text:p><text:s/>fb-tes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mount.so -&gt; ../../lib/libmount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offse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perf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rec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dump</text:p>
          </table:table-cell>
          <table:table-cell table:style-name="ce285" table:number-columns-repeated="2"/>
          <table:table-cell table:style-name="ce285" office:value-type="string" calcext:value-type="string">
            <text:p>(fbdump)</text:p>
          </table:table-cell>
          <table:table-cell table:style-name="ce316"/>
          <table:table-cell table:style-name="ce302" office:value-type="string" calcext:value-type="string">
            <text:p>libpcre2-8.so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grab</text:p>
          </table:table-cell>
          <table:table-cell table:style-name="ce285" table:number-columns-repeated="2"/>
          <table:table-cell table:style-name="ce285" office:value-type="string" calcext:value-type="string">
            <text:p>(fbgrab)</text:p>
          </table:table-cell>
          <table:table-cell table:style-name="ce316"/>
          <table:table-cell table:style-name="ce302" office:value-type="string" calcext:value-type="string">
            <text:p>libpcre2-8.so.0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term</text:p>
          </table:table-cell>
          <table:table-cell table:style-name="ce285" table:number-columns-repeated="2"/>
          <table:table-cell table:style-name="ce285" office:value-type="string" calcext:value-type="string">
            <text:p>(fbterm)</text:p>
          </table:table-cell>
          <table:table-cell table:style-name="ce316"/>
          <table:table-cell table:style-name="ce302" office:value-type="string" calcext:value-type="string">
            <text:p>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v</text:p>
          </table:table-cell>
          <table:table-cell table:style-name="ce285" table:number-columns-repeated="2"/>
          <table:table-cell table:style-name="ce285" office:value-type="string" calcext:value-type="string">
            <text:p>(fbv)</text:p>
          </table:table-cell>
          <table:table-cell table:style-name="ce316"/>
          <table:table-cell table:style-name="ce302" office:value-type="string" calcext:value-type="string">
            <text:p>libpcre2-posix.so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ch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lis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.so -&gt; libpng16.so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match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patter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query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sca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martcols.so -&gt; ../../lib/libsmartcols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validat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tdc++.so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incor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ashbench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oc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.0.24-gdb.py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ol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.0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eto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pro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uuid.so -&gt; ../../lib/libuuid.so.1.3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roup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a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.1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xdump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ost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42"/>
          <table:table-cell table:style-name="ce302" office:value-type="string" calcext:value-type="string">
            <text:p>locale-archive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nstal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os-release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pcm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1" office:value-type="string" calcext:value-type="string">
            <text:p>qt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sosiz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/>
          <table:table-cell table:style-name="ce301" office:value-type="string" calcext:value-type="string">
            <text:p>plugins/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killall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2"/>
          <table:table-cell table:style-name="ce301" office:value-type="string" calcext:value-type="string">
            <text:p>bearer/</text:p>
          </table:table-cell>
          <table:table-cell table:style-name="ce302" table:number-columns-repeated="6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table:number-columns-repeated="3"/>
          <table:table-cell table:style-name="ce302" office:value-type="string" calcext:value-type="string">
            <text:p>libqgenericbearer.so</text:p>
          </table:table-cell>
          <table:table-cell table:style-name="ce302" table:number-columns-repeated="5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.bfd</text:p>
          </table:table-cell>
          <table:table-cell table:style-name="ce285" table:number-columns-repeated="3"/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32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64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g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o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cpu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ipc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lock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n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op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cooki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d5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esg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kfif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amei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m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ohup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pro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um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copy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dump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sw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thch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grep</text:p>
          </table:table-cell>
          <table:table-cell table:style-name="ce285" table:number-columns-repeated="2"/>
          <table:table-cell table:style-name="ce285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test</text:p>
          </table:table-cell>
          <table:table-cell table:style-name="ce285" table:number-columns-repeated="2"/>
          <table:table-cell table:style-name="ce285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ink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int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limi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-write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tx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anlib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el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lpath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nic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v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un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fatt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1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56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sum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51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re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iz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table:number-columns-repeated="2"/>
          <table:table-cell table:style-name="ce285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c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ok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i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lne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s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unca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t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i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zo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de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en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ich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ami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args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table:number-columns-repeated="2"/>
          <table:table-cell table:style-name="ce285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x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ye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285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30" table:number-columns-repeated="2" table:default-cell-style-name="ce305"/>
        <table:table-column table:style-name="co51" table:default-cell-style-name="ce305"/>
        <table:table-column table:style-name="co30" table:number-columns-repeated="3" table:default-cell-style-name="ce305"/>
        <table:table-column table:style-name="co57" table:default-cell-style-name="ce305"/>
        <table:table-column table:style-name="co30" table:number-columns-repeated="3" table:default-cell-style-name="ce305"/>
        <table:table-column table:style-name="co58" table:default-cell-style-name="ce305"/>
        <table:table-column table:style-name="co30" table:number-columns-repeated="3" table:default-cell-style-name="ce305"/>
        <table:table-column table:style-name="co55" table:default-cell-style-name="ce305"/>
        <table:table-column table:style-name="co30" table:number-columns-repeated="3" table:default-cell-style-name="ce305"/>
        <table:table-column table:style-name="co58" table:default-cell-style-name="ce305"/>
        <table:table-column table:style-name="co30" table:number-columns-repeated="3" table:default-cell-style-name="ce305"/>
        <table:table-column table:style-name="co4" table:default-cell-style-name="ce305"/>
        <table:table-column table:style-name="co30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9" table:default-cell-style-name="ce320"/>
        <table:table-column table:style-name="co60" table:default-cell-style-name="ce320"/>
        <table:table-column table:style-name="co61" table:default-cell-style-name="ce320"/>
        <table:table-column table:style-name="co30" table:number-columns-repeated="2" table:default-cell-style-name="ce320"/>
        <table:table-column table:style-name="co62" table:default-cell-style-name="ce320"/>
        <table:table-column table:style-name="co63" table:default-cell-style-name="ce320"/>
        <table:table-column table:style-name="co30" table:number-columns-repeated="3" table:default-cell-style-name="ce320"/>
        <table:table-column table:style-name="co64" table:default-cell-style-name="ce320"/>
        <table:table-column table:style-name="co65" table:default-cell-style-name="ce320"/>
        <table:table-column table:style-name="co30" table:number-columns-repeated="3" table:default-cell-style-name="ce320"/>
        <table:table-column table:style-name="co66" table:default-cell-style-name="ce320"/>
        <table:table-column table:style-name="co67" table:default-cell-style-name="ce320"/>
        <table:table-column table:style-name="co30" table:number-columns-repeated="3" table:default-cell-style-name="ce320"/>
        <table:table-column table:style-name="co68" table:default-cell-style-name="ce320"/>
        <table:table-column table:style-name="co69" table:default-cell-style-name="ce320"/>
        <table:table-column table:style-name="co30" table:number-columns-repeated="3" table:default-cell-style-name="ce320"/>
        <table:table-column table:style-name="co31" table:default-cell-style-name="ce320"/>
        <table:table-column table:style-name="co70" table:default-cell-style-name="ce320"/>
        <table:table-column table:style-name="co30" table:number-columns-repeated="3" table:default-cell-style-name="ce320"/>
        <table:table-column table:style-name="co49" table:default-cell-style-name="ce320"/>
        <table:table-column table:style-name="co71" table:default-cell-style-name="ce320"/>
        <table:table-column table:style-name="co30" table:number-columns-repeated="3" table:default-cell-style-name="ce320"/>
        <table:table-column table:style-name="co72" table:default-cell-style-name="ce320"/>
        <table:table-column table:style-name="co73" table:default-cell-style-name="ce320"/>
        <table:table-column table:style-name="co4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9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9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4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31" table:default-cell-style-name="ce1"/>
        <table:table-column table:style-name="co63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59" table:default-cell-style-name="ce1"/>
        <table:table-column table:style-name="co75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66" table:default-cell-style-name="ce1"/>
        <table:table-column table:style-name="co67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68" table:default-cell-style-name="ce1"/>
        <table:table-column table:style-name="co69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31" table:default-cell-style-name="ce1"/>
        <table:table-column table:style-name="co70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49" table:default-cell-style-name="ce1"/>
        <table:table-column table:style-name="co71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72" table:default-cell-style-name="ce1"/>
        <table:table-column table:style-name="co73" table:default-cell-style-name="ce1"/>
        <table:table-column table:style-name="co4" table:number-columns-repeated="987" table:default-cell-style-name="ce1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10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2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45"/>
          <table:table-cell table:style-name="ce2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2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45"/>
          <table:table-cell table:style-name="ce2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2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45"/>
          <table:table-cell table:style-name="ce2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6" table:default-cell-style-name="ce346"/>
        <table:table-column table:style-name="co30" table:number-columns-repeated="2" table:default-cell-style-name="ce346"/>
        <table:table-column table:style-name="co52" table:default-cell-style-name="ce346"/>
        <table:table-column table:style-name="co77" table:default-cell-style-name="ce346"/>
        <table:table-column table:style-name="co63" table:default-cell-style-name="ce346"/>
        <table:table-column table:style-name="co30" table:number-columns-repeated="2" table:default-cell-style-name="ce346"/>
        <table:table-column table:style-name="co78" table:default-cell-style-name="ce346"/>
        <table:table-column table:style-name="co75" table:default-cell-style-name="ce346"/>
        <table:table-column table:style-name="co30" table:number-columns-repeated="2" table:default-cell-style-name="ce346"/>
        <table:table-column table:style-name="co59" table:default-cell-style-name="ce346"/>
        <table:table-column table:style-name="co67" table:default-cell-style-name="ce346"/>
        <table:table-column table:style-name="co30" table:number-columns-repeated="2" table:default-cell-style-name="ce346"/>
        <table:table-column table:style-name="co68" table:default-cell-style-name="ce346"/>
        <table:table-column table:style-name="co69" table:default-cell-style-name="ce346"/>
        <table:table-column table:style-name="co30" table:number-columns-repeated="2" table:default-cell-style-name="ce346"/>
        <table:table-column table:style-name="co79" table:default-cell-style-name="ce346"/>
        <table:table-column table:style-name="co70" table:default-cell-style-name="ce346"/>
        <table:table-column table:style-name="co30" table:number-columns-repeated="2" table:default-cell-style-name="ce346"/>
        <table:table-column table:style-name="co80" table:default-cell-style-name="ce346"/>
        <table:table-column table:style-name="co71" table:default-cell-style-name="ce346"/>
        <table:table-column table:style-name="co30" table:number-columns-repeated="2" table:default-cell-style-name="ce346"/>
        <table:table-column table:style-name="co72" table:default-cell-style-name="ce346"/>
        <table:table-column table:style-name="co4" table:default-cell-style-name="ce346"/>
        <table:table-column table:style-name="co81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82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3" table:default-cell-style-name="ce273"/>
        <table:table-column table:style-name="co87" table:default-cell-style-name="ce273"/>
        <table:table-column table:style-name="co88" table:default-cell-style-name="ce261"/>
        <table:table-column table:style-name="co85" table:default-cell-style-name="ce261"/>
        <table:table-column table:style-name="co89" table:default-cell-style-name="ce261"/>
        <table:table-column table:style-name="co86" table:default-cell-style-name="ce261"/>
        <table:table-column table:style-name="co4" table:number-columns-repeated="1018" table:default-cell-style-name="ce261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3" table:default-cell-style-name="ce359"/>
        <table:table-column table:style-name="co90" table:default-cell-style-name="ce141"/>
        <table:table-column table:style-name="co85" table:default-cell-style-name="ce141"/>
        <table:table-column table:style-name="co91" table:default-cell-style-name="ce141"/>
        <table:table-column table:style-name="co92" table:default-cell-style-name="ce141"/>
        <table:table-column table:style-name="co93" table:default-cell-style-name="ce141"/>
        <table:table-column table:style-name="co94" table:default-cell-style-name="ce141"/>
        <table:table-column table:style-name="co4" table:default-cell-style-name="ce141"/>
        <table:table-column table:style-name="co95" table:default-cell-style-name="ce141"/>
        <table:table-column table:style-name="co96" table:default-cell-style-name="ce141"/>
        <table:table-column table:style-name="co97" table:default-cell-style-name="ce141"/>
        <table:table-column table:style-name="co98" table:default-cell-style-name="ce141"/>
        <table:table-column table:style-name="co15" table:default-cell-style-name="ce141"/>
        <table:table-column table:style-name="co4" table:number-columns-repeated="1011" table:default-cell-style-name="ce141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39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39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39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39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39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39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39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39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39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39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39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39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39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39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39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39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39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39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39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39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39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39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39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39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39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39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39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39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39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39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39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39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39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39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39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39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39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39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39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39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39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39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39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99" table:number-columns-repeated="3" table:default-cell-style-name="Default"/>
        <table:table-column table:style-name="co15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4" table:number-columns-repeated="25" table:default-cell-style-name="Default"/>
        <table:table-column table:style-name="co102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3" table:default-cell-style-name="ce369"/>
        <table:table-column table:style-name="co4" table:default-cell-style-name="ce369"/>
        <table:table-column table:style-name="co104" table:default-cell-style-name="ce369"/>
        <table:table-column table:style-name="co105" table:default-cell-style-name="ce369"/>
        <table:table-column table:style-name="co106" table:default-cell-style-name="ce369"/>
        <table:table-column table:style-name="co4" table:default-cell-style-name="ce369"/>
        <table:table-column table:style-name="co107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8" table:default-cell-style-name="ce42"/>
        <table:table-column table:style-name="co30" table:number-columns-repeated="18" table:default-cell-style-name="ce42"/>
        <table:table-column table:style-name="co4" table:number-columns-repeated="2" table:default-cell-style-name="ce42"/>
        <table:table-column table:style-name="co30" table:number-columns-repeated="14" table:default-cell-style-name="ce42"/>
        <table:table-column table:style-name="co86" table:default-cell-style-name="ce42"/>
        <table:table-column table:style-name="co4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03:34:11.29918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09-28T07:39:45.548296419</dc:date>
    <meta:editing-duration>P6DT1H23M50S</meta:editing-duration>
    <meta:editing-cycles>3709</meta:editing-cycles>
    <meta:print-date>2018-09-22T08:15:11.417720117</meta:print-date>
    <meta:document-statistic meta:table-count="21" meta:cell-count="5924" meta:object-count="0"/>
  </office:meta>
</office:document-meta>
</file>